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ff8000" draw:marker-start-width="0.321cm" draw:marker-end-width="0.321cm" draw:fill="none" draw:textarea-horizontal-align="justify" draw:textarea-vertical-align="middle" draw:auto-grow-height="false" fo:min-height="1.438cm" fo:min-width="1.188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-width="0.279cm" draw:marker-end="Extrémités_20_de_20_flèche_20_3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Objet_20_sans_20_remplissage_20_et_20_sans_20_ligne">
      <style:graphic-properties svg:stroke-color="#000000" draw:textarea-horizontal-align="center" draw:textarea-vertical-align="middle" draw:ole-draw-aspect="1" style:protect="size"/>
    </style:style>
    <style:style style:name="gr4" style:family="graphic" style:parent-style-name="standard">
      <style:graphic-properties svg:stroke-width="0.081cm" svg:stroke-color="#000000" draw:marker-start-width="0.321cm" draw:marker-end-width="0.321cm" draw:fill="none" draw:textarea-horizontal-align="justify" draw:textarea-vertical-align="middle" draw:auto-grow-height="false" fo:min-height="1.438cm" fo:min-width="1.188cm" fo:padding-top="0.165cm" fo:padding-bottom="0.165cm" fo:padding-left="0.29cm" fo:padding-right="0.29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Extrémités_20_de_20_flèche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Extrémités_20_de_20_flèche_20_7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Extrémités_20_de_20_flèche_20_6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Extrémités_20_de_20_flèche_20_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Extrémités_20_de_20_flèche_20_10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t_20_sans_20_remplissage_20_et_20_sans_20_ligne">
      <style:graphic-properties draw:textarea-horizontal-align="center" draw:textarea-vertical-align="middle" draw:ole-draw-aspect="1" style:protect="size"/>
    </style:style>
    <style:style style:name="gr11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8.864cm" fo:min-width="8.614cm" fo:padding-top="0.165cm" fo:padding-bottom="0.165cm" fo:padding-left="0.29cm" fo:padding-right="0.29cm"/>
    </style:style>
    <style:style style:name="gr12" style:family="graphic" style:parent-style-name="standard">
      <style:graphic-properties svg:stroke-color="#81d41a" draw:fill-color="#81d41a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none"/>
      <style:paragraph-properties fo:text-align="center" style:writing-mode="lr-tb"/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6" style:family="paragraph">
      <loext:graphic-properties draw:fill="none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7" style:family="paragraph">
      <loext:graphic-properties draw:fill-color="#81d41a"/>
      <style:paragraph-properties fo:text-align="center"/>
    </style:style>
    <style:style style:name="T1" style:family="text">
      <style:text-properties fo:color="#ff8000" loext:opacity="100%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2.5cm" svg:height="2.5cm" svg:x="15.8cm" svg:y="9.35cm">
          <text:p text:style-name="P1"><text:span text:style-name="T1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88cm -0.324cm" svg:x1="15.8cm" svg:y1="10.6cm" svg:x2="17.934cm" svg:y2="9.716cm" draw:start-shape="id1" draw:start-glue-point="6" draw:end-shape="id1" draw:end-glue-point="11" svg:d="M15800 10600c-1843 0-1536-1058-542-1740s2676-990 2676 856" svg:viewBox="0 0 3472 2272">
          <text:p/>
        </draw:connector>
        <draw:frame draw:style-name="gr3" draw:text-style-name="P4" draw:layer="layout" svg:width="4.061cm" svg:height="1.663cm" svg:x="15.4cm" svg:y="6.43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4" draw:text-style-name="P6" xml:id="id2" draw:id="id2" draw:layer="layout" svg:width="2.5cm" svg:height="2.5cm" svg:x="10.4cm" svg:y="9.35cm">
          <text:p text:style-name="P5"><text:span text:style-name="T2">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curve" draw:line-skew="-0.266cm -0.408cm" svg:x1="10.4cm" svg:y1="10.6cm" svg:x2="12.534cm" svg:y2="9.716cm" draw:start-shape="id2" draw:start-glue-point="6" draw:end-shape="id2" draw:end-glue-point="11" svg:d="M10400 10600c-1210 0-1009-1100-173-1814s2307-1042 2307 930" svg:viewBox="0 0 2989 2370">
          <text:p/>
        </draw:connector>
        <draw:frame draw:style-name="gr3" draw:text-style-name="P4" draw:layer="layout" svg:width="3.952cm" svg:height="1.663cm" svg:x="9.65cm" svg:y="6.43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line draw:style-name="gr6" draw:text-style-name="P3" draw:layer="layout" svg:x1="17.894cm" svg:y1="11.6cm" svg:x2="19.15cm" svg:y2="13.026cm">
          <text:p/>
        </draw:line>
        <draw:frame draw:style-name="gr3" draw:text-style-name="P4" draw:layer="layout" svg:width="1.903cm" svg:height="0.779cm" svg:x="18.4cm" svg:y="13.07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7" draw:text-style-name="P3" draw:layer="layout" svg:x1="17.078cm" svg:y1="11.85cm" svg:x2="17.078cm" svg:y2="13.85cm">
          <text:p/>
        </draw:line>
        <draw:frame draw:style-name="gr3" draw:text-style-name="P4" draw:layer="layout" svg:width="1.886cm" svg:height="0.779cm" svg:x="16.078cm" svg:y="13.95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8" draw:text-style-name="P3" draw:layer="layout" svg:x1="11.54cm" svg:y1="11.85cm" svg:x2="11.54cm" svg:y2="13.85cm">
          <text:p/>
        </draw:line>
        <draw:frame draw:style-name="gr3" draw:text-style-name="P4" draw:layer="layout" svg:width="1.87cm" svg:height="0.807cm" svg:x="10.44cm" svg:y="13.855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connector draw:style-name="gr9" draw:text-style-name="P3" draw:layer="layout" draw:type="curve" draw:line-skew="0.045cm" svg:x1="12.9cm" svg:y1="10.6cm" svg:x2="16.166cm" svg:y2="11.484cm" draw:start-shape="id2" draw:start-glue-point="10" draw:end-shape="id1" draw:end-glue-point="7" svg:d="M12900 10600c2244 0 611 884 3266 884" svg:viewBox="0 0 3267 885">
          <text:p/>
        </draw:connector>
        <draw:frame draw:style-name="gr10" draw:text-style-name="P4" draw:layer="layout" svg:width="1.824cm" svg:height="0.807cm" svg:x="13.326cm" svg:y="11.6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custom-shape draw:style-name="gr11" draw:text-style-name="P3" draw:layer="layout" svg:width="13cm" svg:height="13cm" svg:x="8.25cm" svg:y="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4.404cm" svg:y="4.9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4.326cm" svg:y="15.10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0.201cm" svg:y="13.0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20.863cm" svg:y="10.6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7.361cm" svg:y="15.7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6.505cm" svg:y="5.6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9.112cm" svg:y="10.12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3.82cm" svg:y="8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2.653cm" svg:y="5.1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4.131cm" svg:y="13.66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0.25cm" svg:height="0.25cm" svg:x="19.695cm" svg:y="9.2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0" draw:display-name="Extrémités de flèche 10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2T18:46:14.227530200</meta:creation-date>
    <dc:date>2021-12-04T11:44:18.300301788</dc:date>
    <meta:editing-duration>PT31M38S</meta:editing-duration>
    <meta:editing-cycles>11</meta:editing-cycles>
    <meta:generator>LibreOffice/7.2.3.2$Linux_X86_64 LibreOffice_project/20$Build-2</meta:generator>
    <meta:document-statistic meta:object-count="26"/>
  </office:meta>
</office:document-meta>
</file>

<file path=Object 10/content.xml><?xml version="1.0" encoding="utf-8"?>
<math xmlns="http://www.w3.org/1998/Math/MathML" display="block">
  <semantics>
    <mrow>
      <mrow>
        <mo stretchy="false">−</mo>
        <mi>δ</mi>
      </mrow>
      <mo stretchy="false">⋅</mo>
      <mi>C</mi>
    </mrow>
    <annotation encoding="StarMath 5.0">- %delta cdot C</annotation>
  </semantics>
</math>
</file>

<file path=Object 11/content.xml><?xml version="1.0" encoding="utf-8"?>
<math xmlns="http://www.w3.org/1998/Math/MathML" display="block">
  <semantics>
    <mrow>
      <mrow>
        <mo stretchy="false">−</mo>
        <mi>γ</mi>
      </mrow>
      <mo stretchy="false">⋅</mo>
      <mi>S</mi>
    </mrow>
    <annotation encoding="StarMath 5.0">- %gamma cdot S</annotation>
  </semantics>
</math>
</file>

<file path=Object 12/content.xml><?xml version="1.0" encoding="utf-8"?>
<math xmlns="http://www.w3.org/1998/Math/MathML" display="block">
  <semantics>
    <mrow>
      <mrow>
        <mo stretchy="false">−</mo>
        <mi>μ</mi>
      </mrow>
      <mo stretchy="false">⋅</mo>
      <mi>S</mi>
    </mrow>
    <annotation encoding="StarMath 5.0">- %mu cdot S</annotation>
  </semantics>
</math>
</file>

<file path=Object 7/content.xml><?xml version="1.0" encoding="utf-8"?>
<math xmlns="http://www.w3.org/1998/Math/MathML" display="block">
  <semantics>
    <mrow>
      <msub>
        <mi>β</mi>
        <mn>2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C</mi>
    </mrow>
    <annotation encoding="StarMath 5.0">%beta_2 cdot ({N} over {N+K})  cdot
 C</annotation>
  </semantics>
</math>
</file>

<file path=Object 8/content.xml><?xml version="1.0" encoding="utf-8"?>
<math xmlns="http://www.w3.org/1998/Math/MathML" display="block">
  <semantics>
    <mrow>
      <msub>
        <mi>β</mi>
        <mn>1</mn>
      </msub>
      <mo stretchy="false">⋅</mo>
      <mrow>
        <mo fence="true" form="prefix" stretchy="false">(</mo>
        <mrow>
          <mfrac>
            <mi>N</mi>
            <mrow>
              <mi>N</mi>
              <mo stretchy="false">+</mo>
              <mi>K</mi>
            </mrow>
          </mfrac>
        </mrow>
        <mo fence="true" form="postfix" stretchy="false">)</mo>
      </mrow>
      <mo stretchy="false">⋅</mo>
      <mi>S</mi>
    </mrow>
    <annotation encoding="StarMath 5.0">%beta_1 cdot( {N} over {N+K}) cdot S</annotation>
  </semantics>
</math>
</file>

<file path=Object 9/content.xml><?xml version="1.0" encoding="utf-8"?>
<math xmlns="http://www.w3.org/1998/Math/MathML" display="block">
  <semantics>
    <mrow>
      <mrow>
        <mo stretchy="false">−</mo>
        <mi>τ</mi>
      </mrow>
      <mo stretchy="false">⋅</mo>
      <mi>C</mi>
    </mrow>
    <annotation encoding="StarMath 5.0">- %tau cdot C</annotation>
  </semantics>
</math>
</file>